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6cm"/>
    </style:style>
    <style:style style:name="gr6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7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18.78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2" draw:layer="layout" svg:width="1.277cm" svg:height="0.569cm" svg:x="1.12cm" svg:y="2.617cm">
          <draw:text-box>
            <text:p><text:span text:style-name="T1">Peak</text:span></text:p>
          </draw:text-box>
        </draw:frame>
        <draw:frame draw:style-name="gr4" draw:text-style-name="P3" draw:layer="layout" svg:width="2.602cm" svg:height="0.662cm" svg:x="2.397cm" svg:y="2.143cm">
          <draw:text-box>
            <text:p><text:span text:style-name="T2">Performance</text:span></text:p>
          </draw:text-box>
        </draw:frame>
        <draw:frame draw:style-name="gr5" draw:text-style-name="P4" draw:layer="layout" svg:width="5.26cm" svg:height="0.645cm" svg:x="14.066cm" svg:y="5.826cm">
          <draw:text-box>
            <text:p><text:span text:style-name="T3">Number of method invocations</text:span></text:p>
          </draw:text-box>
        </draw:frame>
        <draw:custom-shape draw:style-name="gr6" draw:text-style-name="P5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85cm" svg:height="0.683cm" svg:x="5.799cm" svg:y="2.287cm">
          <draw:text-box>
            <text:p><text:span text:style-name="T4">C2</text:span></text:p>
          </draw:text-box>
        </draw:frame>
        <draw:frame draw:style-name="gr9" draw:text-style-name="P7" draw:layer="layout" svg:width="1.035cm" svg:height="0.962cm" svg:x="17.637cm" svg:y="3.213cm">
          <draw:text-box>
            <text:p>...</text:p>
          </draw:text-box>
        </draw:frame>
        <draw:custom-shape draw:style-name="gr6" draw:text-style-name="P5" draw:layer="layout" svg:width="0.635cm" svg:height="2.667cm" svg:x="7.35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7.85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8.36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8.874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3.28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3.79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4.302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4.81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2.778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12.43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2.93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3.44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3.954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14.462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4.97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5.47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5.986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10.39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0.90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1.41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1.922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2.667cm" svg:x="9.382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9.89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6.49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2.667cm" svg:x="17.002cm" svg:y="2.9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1:44:19.449645470</dc:date>
    <meta:editing-duration>PT30M38S</meta:editing-duration>
    <meta:editing-cycles>10</meta:editing-cycles>
    <meta:generator>LibreOffice/4.4.4.3$Linux_X86_64 LibreOffice_project/40m0$Build-3</meta:generator>
    <meta:document-statistic meta:object-count="38"/>
  </office:meta>
</office:document-meta>
</file>